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2">
      <style:text-properties fo:font-style="normal" style:font-style-asian="normal" style:font-style-complex="normal"/>
    </style:style>
    <style:style style:name="P4" style:family="paragraph" style:parent-style-name="Preformatted_20_Text">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3">, the hard-disk installer for </text:span><text:span text:style-name="T1">larch</text:span><text:span text:style-name="T3"> live media (from version 6).</text:span></text:h>
      <text:h text:style-name="P3" text:outline-level="2">Purpose</text:h>
      <text:p text:style-name="P1">larchin<text:span text:style-name="T3"> provides a GUI to assist in the installation of a </text:span>larch<text:span text:style-name="T3"> live medium as a normal </text:span>Arch Linux<text:span text:style-name="T3">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3"> live system - they can be performed before installation. Examples for such facilities would be keyboard and locale configuration and generation of new users.</text:span></text:p>
      <text:h text:style-name="P3" text:outline-level="2">Program structure</text:h>
      <text:p text:style-name="P2">A highly modular approach has been taken, and the attempt has been made to separate the interactive elements from the actual executional ones. The GUI code lives in the subdirectory 'modules/gtk', and it is hoped that the interface will be clear enough to allow an alternative GUI front end to be constructed, if desired, without having to alter any significant amount of code in the rest of the application.</text:p>
      <text:p text:style-name="P2">The control of the underlying machine, including the fetching of information and the execution of the actual commands necessary to perform the installation steps, is done indirectly via the module 'modules/install.py', which in turn uses shell sub-processes to perform the actual operations. These (mostly very short) shell scripts are in the directory 'syscalls', provided separately in the package <text:span text:style-name="T2">larchin-syscalls</text:span>, and they can even be on a different machine, thus offering one way of performing a remote installation.</text:p>
      <text:p text:style-name="P2">The main window provides a title area, a stage list and a button area, which are shared by all installation stages, together with the main widget area which serves as the customizable display area for the stages. It is a sort of 'wizard/druid' approach. It is possible to jump between stages by clicking on the entries in the stage list, but this is normally not recommended as a successful installation will require the execution of a number of stages in the correct order. </text:p>
      <text:p text:style-name="P2">Information passing from one stage to another is accomplished by means of a small number of text files in the directory '/tmp/larchin'. This approach was chosen to simplify development and debugging of the individual stages. Each stage can be run independently of the others, though in certain cases this requires the presence of (generally a rather small amount of) information in one or more of these text files. These are only read and written by the functions <text:soft-page-break/>'install.get_config' and 'install.set_config', so it should be easy enough to trace where this is done and what information is passed.</text:p>
      <text:p text:style-name="P1"><text:span text:style-name="T3">The individual stages are all widgets which subclass 'Stage' (defined in 'modules/gtk/stage.py'). This class provides a set of basic methods which can be useful for constructing and manipulating such a stage widget. These stage subclasses should not themselves be GUI-specific, so any GUI-specific elements (widgets) they need are defined in separate modules in the 'gtk' directory. The stage modules are in the 'modules/stages' directory and their order in the list as well as the selection of which stage follows another (the two criteria are not quite the same as some stages are optional) are determined in 'run/larchin.py'.</text:span></text:p>
      <text:p text:style-name="P1"><text:span text:style-name="T3">The main GUI widget is class 'Larchin' (in 'modules/gtk/guimain.py'), and this handles switching between stages as well as general management of the user interface.</text:span></text:p>
      <text:h text:style-name="P3" text:outline-level="2">Invocation options</text:h>
      <text:p text:style-name="Text_20_body"><text:span text:style-name="T3">The </text:span><text:span text:style-name="T1">larchin</text:span><text:span text:style-name="T3"> executable is 'run/larchin.py'. It can be run (without arguments) from within a </text:span><text:span text:style-name="T1">larch</text:span><text:span text:style-name="T3"> live system to install that system to an attached hard disk drive. For this to work an X-server must installed and running. </text:span><text:span text:style-name="T1">larchin</text:span><text:span text:style-name="T3"> will generally be available in the system menu, or even as an icon on the desktop.</text:span></text:p>
      <text:p text:style-name="Text_20_body"><text:span text:style-name="T3">It is, however, also possible to run </text:span><text:span text:style-name="T1">larchin</text:span><text:span text:style-name="T3"> on a remote machine via ssh. For this you will generally need to have configured your </text:span><text:span text:style-name="T1">larch</text:span><text:span text:style-name="T3"> system appropriately (see the </text:span><text:span text:style-name="T1">larch</text:span><text:span text:style-name="T3"> documentation on using </text:span><text:span text:style-name="T1">ssh</text:span><text:span text:style-name="T3"> and you will need to use the '-Y' option to </text:span><text:span text:style-name="T1">ssh</text:span><text:span text:style-name="T3">, e.g.:</text:span></text:p>
      <text:p text:style-name="P4"><text:tab/>ssh -Y &lt;larch-machine&gt; larchin.py</text:p>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3">There is also a third possibility, though this is probably only useful in special cases. Because of the layering of the application, it is only actually necessary to have the </text:span>larchin-syscalls<text:span text:style-name="T3"> package installed on the target system. So it would be possible to build a very minimal </text:span>larch<text:span text:style-name="T3"> system without </text:span>xorg<text:span text:style-name="T3">, etc., and use this remotely via </text:span>ssh<text:span text:style-name="T3"> to perform a hard-disk installation. In this case, </text:span>larchin<text:span text:style-name="T3"> must be available on the <text:s/>controlling machine and only password-less </text:span>ssh<text:span text:style-name="T3"> is supported (using public key authentication). The command line for this would be something like:</text:span></text:p>
      <text:p text:style-name="P4"><text:tab/>(.../)larchin.py &lt;larch-machine&gt;</text:p>
      <text:p text:style-name="Text_20_body"><text:span text:style-name="T3">Note that in such a minimal system, </text:span><text:span text:style-name="T1">gparted</text:span><text:span text:style-name="T3">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2-25T11:43:18</meta:creation-date>
    <dc:date>2008-06-05T11:49:22</dc:date>
    <meta:editing-cycles>13</meta:editing-cycles>
    <meta:editing-duration>PT2H35M18S</meta:editing-duration>
    <meta:user-defined meta:name="Info 1"/>
    <meta:user-defined meta:name="Info 2"/>
    <meta:user-defined meta:name="Info 3"/>
    <meta:user-defined meta:name="Info 4"/>
    <meta:document-statistic meta:table-count="0" meta:image-count="0" meta:object-count="0" meta:page-count="2" meta:paragraph-count="18" meta:word-count="901" meta:character-count="5401"/>
  </office:meta>
</office:document-meta>
</file>